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2.442cm"/>
    </style:style>
    <style:style style:name="Tabelle1.B" style:family="table-column">
      <style:table-column-properties style:column-width="1.536cm"/>
    </style:style>
    <style:style style:name="Tabelle1.C" style:family="table-column">
      <style:table-column-properties style:column-width="2.351cm"/>
    </style:style>
    <style:style style:name="Tabelle1.1" style:family="table-row">
      <style:table-row-properties style:min-row-height="0.953cm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1pt solid #000000" style:writing-mode="lr-tb"/>
    </style:style>
    <style:style style:name="Tabelle1.B1" style:family="table-cell">
      <style:table-cell-properties style:vertical-align="top" fo:background-color="#b0b3b2" fo:padding="0.176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b0b3b2" fo:padding="0.176cm" fo:border="1pt solid #000000" style:writing-mode="lr-tb">
        <style:background-image/>
      </style:table-cell-properties>
    </style:style>
    <style:style style:name="Tabelle1.2" style:family="table-row">
      <style:table-row-properties style:min-row-height="0.847cm" fo:keep-together="always"/>
    </style:style>
    <style:style style:name="Tabelle1.A2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elle1.B2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elle1.C2" style:family="table-cell">
      <style:table-cell-properties style:vertical-align="top" fo:padding="0.176cm" fo:border="1pt solid #000000" style:writing-mode="lr-tb"/>
    </style:style>
    <style:style style:name="Tabelle1.3" style:family="table-row">
      <style:table-row-properties style:min-row-height="0.423cm" fo:keep-together="always"/>
    </style:style>
    <style:style style:name="Tabelle1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B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C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rebuchet MS2" fo:language="en" fo:country="US" style:font-name-asian="ヒラギノ角ゴ Pro W31"/>
    </style:style>
    <style:style style:name="P10" style:family="paragraph" style:parent-style-name="Standard">
      <style:text-properties style:font-name="Trebuchet MS" fo:language="en" fo:country="US" style:font-name-asian="ヒラギノ角ゴ Pro W31"/>
    </style:style>
    <style:style style:name="P11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footer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5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P16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>
      <style:paragraph-properties style:snap-to-layout-grid="false"/>
      <style:text-properties fo:font-variant="normal" fo:text-transform="none" fo:color="#000000" style:text-outline="false" style:text-line-through-style="none" style:text-line-through-type="none" style:text-position="0% 100%" style:font-name="Trebuchet MS2" fo:font-size="10pt" fo:letter-spacing="normal" fo:language="en" fo:country="US" fo:font-style="normal" style:text-underline-style="none" fo:font-weight="normal" style:letter-kerning="true" fo:background-color="transparent" style:font-name-asian="ヒラギノ角ゴ Pro W31" style:font-size-asian="10pt" style:font-style-asian="normal" style:font-weight-asian="normal" style:font-name-complex="Times New Roman" style:font-size-complex="10pt" style:language-complex="ar" style:country-complex="SA" style:font-weight-complex="normal" text:display="true"/>
    </style:style>
    <style:style style:name="P26" style:family="paragraph" style:parent-style-name="Standard" style:master-page-name="First_20_Page">
      <style:paragraph-properties style:page-number="auto"/>
      <style:text-properties fo:language="en" fo:country="US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style:paragraph-properties style:text-autospace="none"/>
    </style:style>
    <style:style style:name="P31" style:family="paragraph">
      <style:paragraph-properties style:line-height-at-least="0.10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end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Arial"/>
    </style:style>
    <style:style style:name="T3" style:family="text">
      <style:text-properties style:font-name="Arial" fo:font-size="7pt" fo:language="en" fo:country="US" style:font-name-asian="ヒラギノ角ゴ Pro W31" style:font-size-asian="7pt"/>
    </style:style>
    <style:style style:name="T4" style:family="text">
      <style:text-properties style:font-name-complex="Arial"/>
    </style:style>
    <style:style style:name="T5" style:family="text">
      <style:text-properties officeooo:rsid="001b0992"/>
    </style:style>
    <style:style style:name="T6" style:family="text">
      <style:text-properties officeooo:rsid="001c6502"/>
    </style:style>
    <style:style style:name="T7" style:family="text">
      <style:text-properties fo:color="#000000" style:text-outline="false" style:text-line-through-style="none" style:text-line-through-typ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8" style:family="text">
      <style:text-properties fo:color="#000000" style:text-outline="false" style:text-line-through-style="none" style:text-line-through-typ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9" style:family="text">
      <style:text-properties fo:color="#000000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0" style:family="text">
      <style:text-properties fo:color="#888787" style:text-outline="false" style:text-line-through-style="none" style:text-line-through-typ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2" style:family="text">
      <style:text-properties fo:color="#000000" style:text-outline="false" style:text-line-through-style="none" style:text-line-through-typ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3" style:family="text">
      <style:text-properties fo:color="#000000" style:text-outline="false" style:text-line-through-style="none" style:text-line-through-typ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5" style:family="text">
      <style:text-properties fo:color="#000000" style:text-outline="false" style:text-line-through-style="none" style:text-line-through-typ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6" style:family="text">
      <style:text-properties fo:color="#000000" style:text-outline="false" style:text-line-through-style="none" style:text-line-through-typ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5"/>
      <text:p text:style-name="P5"><draw:frame text:anchor-type="char" draw:z-index="6" draw:style-name="gr4" draw:text-style-name="P27" svg:width="11.346cm" svg:height="4.527cm" svg:x="-0.009cm" svg:y="0.157cm"><draw:text-box><text:p text:style-name="P29"><text:span text:style-name="T10">Flying Hamburger Events UG • Schrödersweg 27 • 22453 Hamburg</text:span></text:p><text:p><text:span text:style-name="T11"/></text:p><text:p><text:span text:style-name="T12"/></text:p><text:p><text:span text:style-name="T13">@company_name;noquote@</text:span></text:p><text:p><text:span text:style-name="T14">@address_line1;noquote@</text:span></text:p><text:p text:style-name="P29"><text:span text:style-name="T12"/></text:p><text:p><text:span text:style-name="T14">@address_postal_code;noquote@ @address_city;noquote@</text:span></text:p><text:p text:style-name="P30"><text:span text:style-name="T13">@country_name;noquote@</text:span></text:p><text:p text:style-name="P30"><text:span text:style-name="T13"/></text:p><text:p text:style-name="P31"><text:span text:style-name="T15"/></text:p></draw:text-box></draw:frame></text:p>
      <text:p text:style-name="P5"/>
      <text:p text:style-name="P10"/>
      <text:p text:style-name="P5"/>
      <text:p text:style-name="P5"/>
      <text:p text:style-name="P5"/>
      <text:p text:style-name="P5"/>
      <text:p text:style-name="P20"/>
      <text:p text:style-name="P10"/>
      <text:p text:style-name="P10"/>
      <text:p text:style-name="P10"><draw:frame text:anchor-type="char" draw:z-index="7" draw:style-name="gr5" draw:text-style-name="P33" svg:width="4.128cm" svg:height="0.354cm" svg:x="12.116cm" svg:y="0.37cm"><draw:text-box><text:p text:style-name="P32"><text:span text:style-name="T16">@invoice_date_pretty;noquote@</text:span></text:p></draw:text-box></draw:frame></text:p>
      <text:p text:style-name="P9"/>
      <text:p text:style-name="P8">Invoice <text:span text:style-name="T4">@invoice_nr;noquote@</text:span></text:p>
      <text:p text:style-name="P7"><text:s/></text:p>
      <text:p text:style-name="P7"/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elle1.1">
            <table:table-cell table:style-name="Tabelle1.A1" office:value-type="string">
              <text:p text:style-name="P24">Delivery Date<text:bookmark-start text:name="__DdeLink__247_1113939445"/>: @delivery_date_pretty2;noquote@<text:bookmark-end text:name="__DdeLink__247_1113939445"/></text:p>
            </table:table-cell>
            <table:table-cell table:style-name="Tabelle1.B1" office:value-type="string">
              <text:p text:style-name="P21"><text:s/></text:p>
            </table:table-cell>
            <table:table-cell table:style-name="Tabelle1.C1" office:value-type="string">
              <text:p text:style-name="P21">Net Amount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B2" office:value-type="string">
            <text:p text:style-name="P22"/>
          </table:table-cell>
          <table:table-cell table:style-name="Tabelle1.C2" office:value-type="string">
            <text:p text:style-name="P25">@<text:span text:style-name="T6">amount</text:span>_pretty;noquote@ €</text:p>
          </table:table-cell>
        </table:table-row>
        <table:table-row table:style-name="Tabelle1.3">
          <table:table-cell table:style-name="Tabelle1.A3" office:value-type="string">
            <text:p text:style-name="P13">Total Amount</text:p>
          </table:table-cell>
          <table:table-cell table:style-name="Tabelle1.B3" office:value-type="string">
            <text:p text:style-name="P12"/>
          </table:table-cell>
          <table:table-cell table:style-name="Tabelle1.C3" office:value-type="string">
            <text:p text:style-name="P13">@total_due_pretty;noquote@ €</text:p>
          </table:table-cell>
        </table:table-row>
      </table:table>
      <text:p text:style-name="P3"/>
      <text:p text:style-name="P4"/>
      <text:p text:style-name="P4"/>
      <text:p text:style-name="P4">Invoice excludes VAT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3" style:font-family-complex="'Lucida Sans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 style:font-family-complex="'Lucida Sans'"/>
    </style:style>
    <style:style style:name="cognovis_5f_Klein" style:display-name="cognovis_Klein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roman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family-asian="'ヒラギノ角ゴ Pro W3'" style:font-family-generic-asian="roman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Arial Bold" fo:font-family="'Arial Bold'" style:font-family-generic="swiss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972cm"/>
    </style:style>
    <style:style style:name="Tabelle2.B" style:family="table-column">
      <style:table-column-properties style:column-width="3.687cm"/>
    </style:style>
    <style:style style:name="Tabelle2.C" style:family="table-column">
      <style:table-column-properties style:column-width="4.397cm"/>
    </style:style>
    <style:style style:name="Tabelle2.D" style:family="table-column">
      <style:table-column-properties style:column-width="4.272cm"/>
    </style:style>
    <style:style style:name="Tabelle2.1" style:family="table-row">
      <style:table-row-properties style:min-row-height="1.27cm" fo:keep-together="always"/>
    </style:style>
    <style:style style:name="Tabelle2.A1" style:family="table-cell">
      <style:table-cell-properties style:vertical-align="top" fo:background-color="#ffffff" fo:padding="0.176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5pt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 style:parent-style-name="footer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7" style:family="paragraph" style:parent-style-name="Standard">
      <style:paragraph-properties fo:text-align="end" style:justify-single-word="false"/>
      <style:text-properties fo:language="en" fo:country="US"/>
    </style:style>
    <style:style style:name="MP8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MP9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MP10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11" style:family="paragraph" style:parent-style-name="Text">
      <style:paragraph-properties style:snap-to-layout-grid="false"/>
    </style:style>
    <style:style style:name="MP12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line-through-typ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line-through-typ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>
      <style:text-properties style:font-name="Arial"/>
    </style:style>
    <style:style style:name="MT6" style:family="text">
      <style:text-properties style:font-name="Arial" fo:font-size="7pt" fo:language="en" fo:country="US" style:font-name-asian="ヒラギノ角ゴ Pro W31" style:font-size-asian="7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>0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 xlink:type="simpl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5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cm" svg:x2="1.303cm" svg:y2="10.5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6"/>
      </style:footer>
      <style:footer-left>
        <text:p text:style-name="MP6"/>
      </style:footer-left>
    </style:master-page>
    <style:master-page style:name="First_20_Page" style:display-name="First Page" style:page-layout-name="Mpm1" style:next-style-name="Standard">
      <style:header>
        <text:p text:style-name="MP7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8">Flying Hamburger Events UG</text:p>
              <text:p text:style-name="MP9">Schrödersweg 27</text:p>
              <text:p text:style-name="MP9">22453 Hamburg</text:p>
              <text:p text:style-name="MP9">Germany</text:p>
            </table:table-cell>
            <table:table-cell table:style-name="Tabelle2.A1" office:value-type="string">
              <text:p text:style-name="MP10"><text:a xlink:type="simple" xlink:href="mailto:info@flying-hamburger.de" text:style-name="Internet_20_link" text:visited-style-name="Visited_20_Internet_20_Link"><text:span text:style-name="MT5">info@flying-hamburger.de</text:span></text:a></text:p>
              <text:p text:style-name="MP10"><text:a xlink:type="simple" xlink:href="http://www.swingcastlecamp.de/" text:style-name="Internet_20_link" text:visited-style-name="Visited_20_Internet_20_Link"><text:span text:style-name="MT5">www.swingcastlecamp.de</text:span></text:a></text:p>
              <text:p text:style-name="MP11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8">Geschäftsführung: Malte Sussdorff</text:p>
              <text:p text:style-name="MP9">Amtsgericht Hamburg</text:p>
              <text:p text:style-name="MP9">HRB 28909</text:p>
              <text:p text:style-name="MP9">Ust-ID: DE118620281</text:p>
            </table:table-cell>
            <table:table-cell table:style-name="Tabelle2.D1" office:value-type="string">
              <text:p text:style-name="MP8">Bankverbindung: Postbank</text:p>
              <text:p text:style-name="MP9">Konto-Nr.: 822944102<text:line-break/>BLZ: 10010010</text:p>
              <text:p text:style-name="MP9">IBAN: DE64100100100822944102</text:p>
              <text:p text:style-name="MP9">BIC-Code: PBNKDEFF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iner Lamberts_</dc:title>
    <meta:initial-creator>Malte Sussdorff</meta:initial-creator>
    <dc:date>2015-06-23T08:37:26.988333000</dc:date>
    <meta:generator>LibreOffice/4.4.1.2$MacOSX_X86_64 LibreOffice_project/45e2de17089c24a1fa810c8f975a7171ba4cd432</meta:generator>
    <meta:editing-duration>PT2H28M51S</meta:editing-duration>
    <meta:editing-cycles>67</meta:editing-cycles>
    <meta:document-statistic meta:table-count="2" meta:image-count="0" meta:object-count="0" meta:page-count="1" meta:paragraph-count="27" meta:word-count="58" meta:character-count="527" meta:non-whitespace-character-count="492"/>
  </office:meta>
</office:document-meta>
</file>